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 some ways, I am a "jack of all trades"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ant to be there for my friends when they are s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“Nice guys finish last”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“Flattery will get you nowhere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thers sometimes look to me for dir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punctual and hate being 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“It is better to give than to receive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dislike it when people try to manipulate 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keep things organ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avoid confli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on't "pull punches" and tell people exactly what I thin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to get along with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dislike loud peop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 table:number-rows-repeated="3">
          <table:table-cell table:number-columns-repeated="2"/>
        </table:table-row>
        <table:table-row table:style-name="ro1" table:number-rows-repeated="4">
          <table:table-cell/>
          <table:table-cell table:style-name="Default"/>
        </table:table-row>
        <table:table-row table:style-name="ro1" table:number-rows-repeated="1048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items-3'.A5:'items-3'.B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34:37.344545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0T18:26:42.651334634</dc:date>
    <meta:editing-duration>P1DT5H2M47S</meta:editing-duration>
    <meta:editing-cycles>46</meta:editing-cycles>
    <meta:generator>LibreOffice/6.4.7.2$Linux_X86_64 LibreOffice_project/40$Build-2</meta:generator>
    <meta:document-statistic meta:table-count="1" meta:cell-count="162" meta:object-count="0"/>
  </office:meta>
</office:document-meta>
</file>